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SFMono-Medium" svg:font-family="SFMono-Medium, 'SF Mono', 'Segoe UI Mono', 'Roboto Mono', 'Ubuntu Mono', Menlo, Courier, monospace"/>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onsolas" svg:font-family="Consolas" style:font-family-generic="swiss" style:font-pitch="fixed"/>
    <style:font-face style:name="Menlo" svg:font-family="Menlo"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10.596cm"/>
    </style:style>
    <style:style style:name="Table2.B" style:family="table-column">
      <style:table-column-properties style:column-width="6.405cm"/>
    </style:style>
    <style:style style:name="Table2.A1" style:family="table-cell">
      <style:table-cell-properties style:vertical-align="middle" fo:padding="0.049cm" fo:border="none"/>
    </style:style>
    <style:style style:name="Table1" style:family="table">
      <style:table-properties style:width="13.824cm" table:align="left"/>
    </style:style>
    <style:style style:name="Table1.A" style:family="table-column">
      <style:table-column-properties style:column-width="8.901cm"/>
    </style:style>
    <style:style style:name="Table1.B" style:family="table-column">
      <style:table-column-properties style:column-width="4.923cm"/>
    </style:style>
    <style:style style:name="Table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212529" style:font-name="Open Sans" fo:font-size="12pt" fo:font-weight="bold" style:font-size-asian="12pt" style:font-weight-asian="bold" style:font-name-complex="Open Sans1" style:font-size-complex="12pt" style:font-weight-complex="bold"/>
    </style:style>
    <style:style style:name="P3" style:family="paragraph" style:parent-style-name="Standard">
      <style:text-properties fo:color="#212529" style:font-name="Open Sans" fo:font-size="12pt" style:font-size-asian="12pt" style:font-name-complex="Open Sans1" style:font-size-complex="12pt"/>
    </style:style>
    <style:style style:name="P4" style:family="paragraph" style:parent-style-name="Standard">
      <style:text-properties fo:color="#212529" style:font-name="Open Sans" fo:font-size="12pt" fo:font-weight="normal" style:font-size-asian="12pt" style:font-weight-asian="normal" style:font-name-complex="Open Sans1" style:font-size-complex="12pt" style:font-weight-complex="normal"/>
    </style:style>
    <style:style style:name="P5" style:family="paragraph" style:parent-style-name="Standard">
      <style:paragraph-properties fo:text-align="start" style:justify-single-word="false"/>
      <style:text-properties fo:color="#212529" style:font-name="Open Sans" fo:font-size="12pt" fo:font-weight="normal" style:font-size-asian="12pt" style:font-weight-asian="normal" style:font-name-complex="Open Sans1" style:font-size-complex="12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color="#002060" style:font-name="Open Sans" fo:font-size="12pt" style:text-underline-style="solid" style:text-underline-width="auto" style:text-underline-color="font-color" fo:font-weight="normal" style:font-size-asian="12pt" style:font-weight-asian="normal" style:font-name-complex="Open Sans1" style:font-size-complex="12pt" style:font-weight-complex="normal"/>
    </style:style>
    <style:style style:name="P12" style:family="paragraph" style:parent-style-name="Standard">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3" style:family="paragraph" style:parent-style-name="Standard">
      <style:text-properties fo:font-variant="normal" fo:text-transform="none" fo:color="#212529" style:font-name="Open Sans" fo:font-size="12pt" fo:letter-spacing="normal" fo:font-style="normal" fo:font-weight="normal" style:font-size-asian="12pt" style:font-weight-asian="normal" style:font-name-complex="Open Sans1" style:font-size-complex="12pt" style:font-weight-complex="normal"/>
    </style:style>
    <style:style style:name="P14" style:family="paragraph" style:parent-style-name="Standard">
      <style:text-properties fo:font-variant="normal" fo:text-transform="none" fo:color="#212529" style:font-name="Open Sans" fo:font-size="12pt" fo:letter-spacing="normal" fo:font-style="normal" fo:font-weight="bold" style:font-size-asian="12pt" style:font-weight-asian="bold" style:font-name-complex="Open Sans1" style:font-size-complex="12pt" style:font-weight-complex="bold"/>
    </style:style>
    <style:style style:name="P15" style:family="paragraph" style:parent-style-name="Standard">
      <style:text-properties fo:font-variant="normal" fo:text-transform="none" fo:color="#212529" style:font-name="Open Sans" fo:font-size="12pt" fo:letter-spacing="normal" fo:language="en" fo:country="IN" fo:font-style="normal" fo:font-weight="normal" style:font-size-asian="12pt" style:font-weight-asian="normal" style:font-name-complex="Open Sans1" style:font-size-complex="12pt" style:font-weight-complex="normal"/>
    </style:style>
    <style:style style:name="P16" style:family="paragraph" style:parent-style-name="Standard">
      <style:text-properties fo:font-variant="normal" fo:text-transform="none" fo:color="#212529" style:font-name="Open Sans" fo:font-size="12pt" fo:letter-spacing="normal" fo:language="en" fo:country="IN" fo:font-style="normal" fo:font-weight="bold" style:font-size-asian="12pt" style:font-weight-asian="bold" style:font-name-complex="Open Sans1" style:font-size-complex="12pt" style:font-weight-complex="bold"/>
    </style:style>
    <style:style style:name="P17" style:family="paragraph" style:parent-style-name="Standard">
      <style:text-properties fo:font-variant="normal" fo:text-transform="none" fo:color="#2a00ff" style:font-name="Consolas" fo:font-size="10pt" fo:letter-spacing="normal" fo:font-style="normal" fo:font-weight="normal" fo:background-color="#e8f2fe" style:font-name-asian="Consolas" style:font-size-asian="10pt" style:font-weight-asian="normal" style:font-name-complex="Consolas" style:font-size-complex="10pt" style:font-weight-complex="normal"/>
    </style:style>
    <style:style style:name="P18" style:family="paragraph" style:parent-style-name="Standard">
      <style:text-properties fo:color="#202124" style:font-name="Menlo" fo:font-size="12pt" fo:font-weight="normal" style:font-size-asian="12pt" style:font-weight-asian="normal" style:font-name-complex="Menlo1" style:font-size-complex="12pt" style:font-weight-complex="normal"/>
    </style:style>
    <style:style style:name="P19" style:family="paragraph" style:parent-style-name="Standard">
      <style:paragraph-properties fo:margin-left="0cm" fo:margin-right="0cm" fo:margin-top="0cm" fo:margin-bottom="0cm" fo:orphans="2" fo:widows="2" fo:text-indent="0cm" style:auto-text-indent="false" fo:padding="0cm" fo:border="none"/>
    </style:style>
    <style:style style:name="P20" style:family="paragraph" style:parent-style-name="Preformatted_20_Text">
      <style:paragraph-properties fo:margin-left="0cm" fo:margin-right="0cm" fo:margin-top="0cm" fo:margin-bottom="0cm" fo:text-align="start" style:justify-single-word="false" fo:text-indent="0cm" style:auto-text-indent="false" fo:padding="0cm" fo:border="none"/>
    </style:style>
    <style:style style:name="P21" style:family="paragraph" style:parent-style-name="Text_20_body">
      <style:paragraph-properties fo:margin-left="0cm" fo:margin-right="0cm" fo:margin-top="0.318cm" fo:margin-bottom="0cm" fo:text-align="start" style:justify-single-word="false" fo:orphans="2" fo:widows="2" fo:text-indent="0cm" style:auto-text-indent="false" fo:padding="0cm" fo:border="none"/>
    </style:style>
    <style:style style:name="P22" style:family="paragraph" style:parent-style-name="Standard">
      <style:paragraph-properties fo:background-color="#ffffff">
        <style:background-image/>
      </style:paragraph-properties>
      <style:text-properties fo:color="#800000" fo:font-size="12pt" fo:font-weight="normal" style:font-size-asian="12pt" style:font-weight-asian="normal" style:font-size-complex="12pt" style:font-weight-complex="normal"/>
    </style:style>
    <style:style style:name="P23" style:family="paragraph" style:parent-style-name="Standard">
      <style:paragraph-properties fo:background-color="#ffffff">
        <style:background-image/>
      </style:paragraph-properties>
      <style:text-properties fo:color="#800000" fo:font-size="12pt" style:font-size-asian="12pt" style:font-size-complex="12pt"/>
    </style:style>
    <style:style style:name="P24" style:family="paragraph" style:parent-style-name="Standard">
      <style:paragraph-properties fo:background-color="#ffffff">
        <style:background-image/>
      </style:paragraph-properties>
      <style:text-properties fo:color="#800000" style:font-name="Open Sans" fo:font-size="12pt" fo:font-weight="normal" style:font-size-asian="12pt" style:font-weight-asian="normal" style:font-name-complex="Open Sans1" style:font-size-complex="12pt" style:font-weight-complex="normal"/>
    </style:style>
    <style:style style:name="P25" style:family="paragraph" style:parent-style-name="Standard">
      <style:paragraph-properties fo:background-color="#ffffff">
        <style:background-image/>
      </style:paragraph-properties>
      <style:text-properties fo:color="#800000" style:font-name="Open Sans" fo:font-size="12pt" style:font-size-asian="12pt" style:font-name-complex="Open Sans1" style:font-size-complex="12pt"/>
    </style:style>
    <style:style style:name="P26" style:family="paragraph" style:parent-style-name="Standard">
      <style:paragraph-properties fo:background-color="#ffffff">
        <style:background-image/>
      </style:paragraph-properties>
      <style:text-properties fo:font-size="12pt" style:font-size-asian="12pt" style:font-size-complex="12pt"/>
    </style:style>
    <style:style style:name="P27" style:family="paragraph" style:parent-style-name="Standard">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text-autospace="none" style:writing-mode="lr-tb"/>
      <style:text-properties fo:font-size="12pt" style:font-size-asian="12pt" style:font-size-complex="12pt"/>
    </style:style>
    <style:style style:name="P29" style:family="paragraph" style:parent-style-name="Preformatted_20_Text">
      <style:text-properties fo:color="#212529" style:font-name="Open Sans" fo:font-size="12pt" fo:font-weight="normal" style:font-size-asian="12pt" style:font-weight-asian="normal" style:font-name-complex="Open Sans1" style:font-size-complex="12pt" style:font-weight-complex="normal"/>
    </style:style>
    <style:style style:name="P30" style:family="paragraph" style:parent-style-name="Preformatted_20_Text">
      <style:text-properties fo:font-variant="normal" fo:text-transform="none" fo:color="#172b4d" style:font-name="Open Sans" fo:font-size="10.5pt" fo:letter-spacing="normal" fo:font-style="normal" fo:font-weight="normal" style:font-size-asian="12pt" style:font-weight-asian="normal" style:font-name-complex="Open Sans1" style:font-size-complex="12pt" style:font-weight-complex="normal"/>
    </style:style>
    <style:style style:name="P31" style:family="paragraph" style:parent-style-name="Text_20_body">
      <style:paragraph-properties fo:margin-top="0.318cm" fo:margin-bottom="0cm" fo:text-align="start" style:justify-single-word="false" fo:orphans="2" fo:widows="2" fo:padding="0cm" fo:border="none"/>
      <style:text-properties fo:color="#212529" style:font-name="Open Sans" fo:font-size="12pt" fo:font-weight="normal" style:font-size-asian="12pt" style:font-weight-asian="normal" style:font-name-complex="Open Sans1" style:font-size-complex="12pt" style:font-weight-complex="normal"/>
    </style:style>
    <style:style style:name="P32" style:family="paragraph" style:parent-style-name="Table_20_Contents">
      <style:paragraph-properties fo:text-align="start" style:justify-single-word="false" fo:padding-left="0cm" fo:padding-right="0.265cm" fo:padding-top="0cm" fo:padding-bottom="0.265cm" fo:border-left="none" fo:border-right="0.035cm solid #dfe1e6" fo:border-top="none" fo:border-bottom="0.035cm solid #dfe1e6"/>
    </style:style>
    <style:style style:name="P33" style:family="paragraph" style:parent-style-name="Standard" style:list-style-name="WWNum7">
      <style:text-properties fo:font-size="12pt" style:font-size-asian="12pt" style:font-size-complex="12pt"/>
    </style:style>
    <style:style style:name="P34" style:family="paragraph" style:parent-style-name="Standard" style:list-style-name="WWNum7">
      <style:text-properties fo:font-size="12pt" fo:font-weight="normal" style:font-size-asian="12pt" style:font-weight-asian="normal" style:font-size-complex="12pt" style:font-weight-complex="normal"/>
    </style:style>
    <style:style style:name="P35" style:family="paragraph" style:parent-style-name="Standard" style:list-style-name="WWNum7">
      <style:text-properties fo:color="#212529" style:font-name="Open Sans" fo:font-size="12pt" fo:font-weight="normal" style:font-size-asian="12pt" style:font-weight-asian="normal" style:font-name-complex="Open Sans1" style:font-size-complex="12pt" style:font-weight-complex="normal"/>
    </style:style>
    <style:style style:name="P36" style:family="paragraph" style:parent-style-name="Standard" style:list-style-name="L2">
      <style:text-properties fo:color="#212529" style:font-name="Open Sans" fo:font-size="12pt" fo:font-weight="normal" style:font-size-asian="12pt" style:font-weight-asian="normal" style:font-name-complex="Open Sans1" style:font-size-complex="12pt" style:font-weight-complex="normal"/>
    </style:style>
    <style:style style:name="P37" style:family="paragraph" style:parent-style-name="Standard" style:list-style-name="L3">
      <style:text-properties fo:color="#212529" style:font-name="Open Sans" fo:font-size="12pt" fo:font-weight="normal" style:font-size-asian="12pt" style:font-weight-asian="normal" style:font-name-complex="Open Sans1" style:font-size-complex="12pt" style:font-weight-complex="normal"/>
    </style:style>
    <style:style style:name="P38" style:family="paragraph" style:parent-style-name="Standard" style:list-style-name="L4">
      <style:text-properties fo:color="#212529" style:font-name="Open Sans" fo:font-size="12pt" fo:font-weight="normal" style:font-size-asian="12pt" style:font-weight-asian="normal" style:font-name-complex="Open Sans1" style:font-size-complex="12pt" style:font-weight-complex="normal"/>
    </style:style>
    <style:style style:name="P39" style:family="paragraph" style:parent-style-name="Standard" style:list-style-name="L5">
      <style:text-properties fo:color="#212529" style:font-name="Open Sans" fo:font-size="12pt" fo:font-weight="normal" style:font-size-asian="12pt" style:font-weight-asian="normal" style:font-name-complex="Open Sans1" style:font-size-complex="12pt" style:font-weight-complex="normal"/>
    </style:style>
    <style:style style:name="P40" style:family="paragraph" style:parent-style-name="Standard" style:list-style-name="L1"/>
    <style:style style:name="P41" style:family="paragraph" style:parent-style-name="Text_20_body" style:list-style-name="L3">
      <style:paragraph-properties fo:margin-top="0.318cm" fo:margin-bottom="0cm" fo:text-align="start" style:justify-single-word="false" fo:orphans="2" fo:widows="2" fo:padding="0cm" fo:border="none"/>
      <style:text-properties fo:color="#212529" style:font-name="Open Sans" fo:font-size="12pt" fo:font-weight="normal" style:font-size-asian="12pt" style:font-weight-asian="normal" style:font-name-complex="Open Sans1" style:font-size-complex="12pt"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color="#212529" style:font-name="Open Sans" style:font-name-complex="Open Sans1"/>
    </style:style>
    <style:style style:name="T5" style:family="text">
      <style:text-properties fo:color="#212529" style:font-name="Open Sans" fo:font-style="italic" style:font-style-asian="italic" style:font-name-complex="Open Sans1" style:font-style-complex="italic"/>
    </style:style>
    <style:style style:name="T6" style:family="text">
      <style:text-properties fo:color="#212529" style:font-name="Open Sans" fo:font-size="12pt" fo:font-weight="normal" style:font-size-asian="12pt" style:font-weight-asian="normal" style:font-name-complex="Open Sans1" style:font-size-complex="12pt" style:font-weight-complex="normal"/>
    </style:style>
    <style:style style:name="T7" style:family="text">
      <style:text-properties fo:color="#212529" style:font-name="Open Sans" fo:font-size="12pt" fo:font-weight="bold" style:font-size-asian="12pt" style:font-weight-asian="bold" style:font-name-complex="Open Sans1" style:font-size-complex="12pt" style:font-weight-complex="bold"/>
    </style:style>
    <style:style style:name="T8" style:family="text">
      <style:text-properties fo:color="#212529" style:text-position="super 58%" style:font-name="Open Sans" fo:font-size="12pt" fo:font-weight="bold" style:font-size-asian="12pt" style:font-weight-asian="bold" style:font-name-complex="Open Sans1" style:font-size-complex="12pt" style:font-weight-complex="bold"/>
    </style:style>
    <style:style style:name="T9" style:family="text">
      <style:text-properties fo:color="#333333"/>
    </style:style>
    <style:style style:name="T10" style:family="text">
      <style:text-properties fo:color="#333333" style:font-name="Open Sans" style:font-name-complex="Open Sans1"/>
    </style:style>
    <style:style style:name="T11" style:family="text">
      <style:text-properties style:font-name="Open Sans" style:font-name-complex="Open Sans1"/>
    </style:style>
    <style:style style:name="T12" style:family="text">
      <style:text-properties fo:color="#aecf00" style:font-name="Open Sans" style:font-name-complex="Open Sans1"/>
    </style:style>
    <style:style style:name="T13" style:family="text">
      <style:text-properties fo:color="#000000" style:font-name="Consolas" fo:font-size="10pt" style:font-name-asian="Consolas" style:font-size-asian="10pt" style:font-name-complex="Consolas" style:font-size-complex="10pt"/>
    </style:style>
    <style:style style:name="T14"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15" style:family="text">
      <style:text-properties fo:font-weight="normal" style:font-weight-asian="normal" style:font-weight-complex="normal"/>
    </style:style>
    <style:style style:name="T16" style:family="text">
      <style:text-properties fo:color="#202124" style:font-name="Menlo" style:font-name-complex="Menlo1"/>
    </style:style>
    <style:style style:name="T17" style:family="text">
      <style:text-properties fo:color="#00b050" style:font-name="Open Sans" style:font-name-complex="Open Sans1"/>
    </style:style>
    <style:style style:name="T18" style:family="text">
      <style:text-properties fo:color="#800000"/>
    </style:style>
    <style:style style:name="T19" style:family="text">
      <style:text-properties style:text-position="super 58%"/>
    </style:style>
    <style:style style:name="T20" style:family="text">
      <style:text-properties fo:font-variant="normal" fo:text-transform="none" fo:letter-spacing="normal" fo:font-style="normal"/>
    </style:style>
    <style:style style:name="T21" style:family="text">
      <style:text-properties fo:font-variant="normal" fo:text-transform="none" fo:color="#212529" style:font-name="Open Sans" fo:font-size="12pt" fo:letter-spacing="normal" fo:font-style="normal" fo:font-weight="normal" style:font-size-asian="12pt" style:font-weight-asian="normal" style:font-name-complex="Open Sans1" style:font-size-complex="12pt" style:font-weight-complex="normal"/>
    </style:style>
    <style:style style:name="T22" style:family="text">
      <style:text-properties fo:font-variant="normal" fo:text-transform="none" style:font-name="var ff-mono" fo:letter-spacing="normal" fo:font-style="normal" fo:background-color="transparent"/>
    </style:style>
    <style:style style:name="T23" style:family="text">
      <style:text-properties fo:font-variant="normal" fo:text-transform="none" fo:color="#172b4d" style:font-name="SFMono-Medium" fo:font-size="10.5pt" fo:letter-spacing="normal" fo:font-style="normal"/>
    </style:style>
    <style:style style:name="T24" style:family="text">
      <style:text-properties fo:font-variant="normal" fo:text-transform="none" fo:color="#172b4d" style:font-name="SFMono-Medium" fo:font-size="10.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ble → </text:p>
      <text:p text:style-name="Standard">Regression suite – &gt; 40 TCS → Save so much of manual effort</text:p>
      <text:p text:style-name="Standard">Test data </text:p>
      <text:p text:style-name="Standard"/>
      <text:p text:style-name="Standard">Tool selection</text:p>
      <text:p text:style-name="Standard">Budget</text:p>
      <text:p text:style-name="Standard">Open source </text:p>
      <text:p text:style-name="Standard">Skill set</text:p>
      <text:p text:style-name="Standard"/>
      <text:p text:style-name="Standard">5 modules</text:p>
      <text:p text:style-name="Standard">one module → 50 tcs 6 tcs</text:p>
      <text:p text:style-name="Standard"><text:tab/><text:tab/>20 Tcs</text:p>
      <text:p text:style-name="Standard">2<text:span text:style-name="T19">nd</text:span> module → 7Tcs</text:p>
      <text:p text:style-name="Standard">3<text:span text:style-name="T19">rd</text:span> module</text:p>
      <text:p text:style-name="Standard"/>
      <text:p text:style-name="Standard"/>
      <text:p text:style-name="Standard">Advantages :</text:p>
      <text:p text:style-name="Standard">Selenium is an open source → major</text:p>
      <text:p text:style-name="Standard">Supports multiple languages</text:p>
      <text:p text:style-name="Standard">Java. C#, Python, Ruby </text:p>
      <text:p text:style-name="Standard"/>
      <text:p text:style-name="Standard">Multiple browsers – &gt; Chrome, firefox, edge, safari</text:p>
      <text:p text:style-name="Standard">multiple platforms → windows, ios, linux</text:p>
      <text:p text:style-name="Standard"/>
      <text:p text:style-name="Standard">Disadvantages :</text:p>
      <text:p text:style-name="Standard">No support team to address your queries </text:p>
      <text:p text:style-name="Standard">Cant be automated window based applications. </text:p>
      <text:p text:style-name="Standard"/>
      <text:p text:style-name="Standard">UFT – VB Script</text:p>
      <text:p text:style-name="Standard">Testcomplete → Javascript,rubby,C#,Vbscript</text:p>
      <text:p text:style-name="Standard"/>
      <text:p text:style-name="Standard">Advantages of paid tools: </text:p>
      <text:p text:style-name="Standard">1.It will come as a complete package</text:p>
      <text:p text:style-name="Standard">2.Proper support team to address your queries</text:p>
      <text:p text:style-name="Standard">3.Support automating window based applications.</text:p>
      <text:p text:style-name="Standard"/>
      <text:p text:style-name="Standard"/>
      <text:p text:style-name="Standard"/>
      <text:p text:style-name="Standard">Install java and set home path</text:p>
      <text:p text:style-name="Standard">downloading eclipse</text:p>
      <text:p text:style-name="Standard">one sample java program</text:p>
      <text:p text:style-name="Standard"/>
      <text:p text:style-name="Standard">Class and object</text:p>
      <text:p text:style-name="Standard"/>
      <text:p text:style-name="Standard">Variables and data types in java</text:p>
      <text:p text:style-name="Standard">Array</text:p>
      <text:p text:style-name="Standard">for loop</text:p>
      <text:p text:style-name="Standard">if else condition</text:p>
      <text:p text:style-name="Standard"/>
      <text:p text:style-name="Standard">Student</text:p>
      <text:p text:style-name="Standard"/>
      <text:p text:style-name="Standard">properties/Variables</text:p>
      <text:p text:style-name="Standard"><text:soft-page-break/>Roll no </text:p>
      <text:p text:style-name="Standard">Name </text:p>
      <text:p text:style-name="Standard"/>
      <text:p text:style-name="Standard">Actions/Methods/Functions</text:p>
      <text:p text:style-name="Standard">Reading</text:p>
      <text:p text:style-name="Standard">Playing</text:p>
      <text:p text:style-name="Standard"/>
      <text:p text:style-name="Standard">12 rethanya --&gt;obj1</text:p>
      <text:p text:style-name="Standard"/>
      <text:p text:style-name="Standard">obj2 </text:p>
      <text:p text:style-name="Standard">13</text:p>
      <text:p text:style-name="Standard">Vijay ---&gt; Obj2</text:p>
      <text:p text:style-name="Standard"/>
      <text:p text:style-name="Standard"><text:span text:style-name="T1">Class</text:span> is a blueprint/design <text:s/>from which multiple instances/objects can be created</text:p>
      <text:p text:style-name="Standard">Class contains Variables and methods</text:p>
      <text:p text:style-name="Standard"/>
      <text:p text:style-name="Standard"><text:span text:style-name="T1">object</text:span> : an instance that we create for a class</text:p>
      <text:p text:style-name="Standard"/>
      <text:p text:style-name="Standard"><text:span text:style-name="T1">Method</text:span> : Method will have some set of lines of code which will perform a task and can be called any number of times.</text:p>
      <text:p text:style-name="Standard"/>
      <text:p text:style-name="Standard"><text:span text:style-name="T1">Variable</text:span> is a container that will store some data,a name given to a memory location.</text:p>
      <text:p text:style-name="Standard"/>
      <text:p text:style-name="Standard"><text:span text:style-name="T1">Array</text:span> can store multiple data of same data type and the size is fixed.</text:p>
      <text:p text:style-name="Standard"/>
      <text:p text:style-name="Standard"><text:span text:style-name="T1">Data types</text:span> : Depends on what data we are providing we will declare that particular data type</text:p>
      <text:p text:style-name="Standard">int <text:s/></text:p>
      <text:p text:style-name="Standard">float <text:s/>2.5, 78.343</text:p>
      <text:p text:style-name="Standard">double</text:p>
      <text:p text:style-name="Standard">char</text:p>
      <text:p text:style-name="Standard">String <text:s/></text:p>
      <text:p text:style-name="Standard">boolean <text:s/></text:p>
      <text:p text:style-name="Standard">Array and Array list</text:p>
      <text:p text:style-name="Standard"/>
      <text:p text:style-name="Standard"><text:span text:style-name="T1">Loop concept</text:span> : for executing a set of lines of code multiple times based on certain condition.</text:p>
      <text:p text:style-name="Standard">Once condition was false we will exit form the loop.</text:p>
      <text:p text:style-name="Standard"/>
      <text:p text:style-name="Standard">For loop : <text:s/>– </text:p>
      <text:p text:style-name="Standard"/>
      <text:p text:style-name="Standard">While loop:</text:p>
      <text:p text:style-name="Standard"/>
      <text:p text:style-name="P1">Access modifiers :</text:p>
      <text:p text:style-name="P1"/>
      <text:p text:style-name="P6">default ,public , private and protected.</text:p>
      <text:p text:style-name="P6">Default and public both are same.</text:p>
      <text:p text:style-name="P6">Private variables/methods – can be accessed only inside the specific class</text:p>
      <text:p text:style-name="P6">Protected variables/methods – can be accessed only inside the specific package</text:p>
      <text:p text:style-name="Standard"/>
      <text:p text:style-name="Standard">Java is platform independent.</text:p>
      <text:p text:style-name="Standard">Compiler – javac</text:p>
      <text:p text:style-name="Standard"><text:tab/><text:tab/><text:tab/>Compiler</text:p>
      <text:p text:style-name="Standard">Java source code(.java ) <text:s/>---&gt; <text:s/>Java Byte Code (.class) <text:s/>(platform independent) <text:s/>--- &gt; <text:soft-page-break/>JVM(Interpreter) (platform dependent)</text:p>
      <text:p text:style-name="Standard"/>
      <text:p text:style-name="Standard">Main method</text:p>
      <text:p text:style-name="Standard"/>
      <text:p text:style-name="P1">Types of variables</text:p>
      <text:p text:style-name="Standard"/>
      <text:p text:style-name="Standard">Instance level variables/Class variables</text:p>
      <text:p text:style-name="Standard">Local variables : variables declared inside a method.</text:p>
      <text:p text:style-name="Standard">Static variables : </text:p>
      <text:p text:style-name="P1"/>
      <text:p text:style-name="Standard"><text:span text:style-name="T1">String</text:span> is an object that represents sequence of characters.</text:p>
      <text:p text:style-name="Standard"/>
      <text:p text:style-name="Standard">Ways of declaring a string</text:p>
      <text:p text:style-name="Standard">Literal </text:p>
      <text:p text:style-name="Standard">new → memory will be allocated every time</text:p>
      <text:p text:style-name="Standard"/>
      <text:p text:style-name="Standard">If else condition statement</text:p>
      <text:p text:style-name="Standard"/>
      <text:p text:style-name="Standard"/>
      <text:p text:style-name="Standard">Maven Project</text:p>
      <text:p text:style-name="Standard">Selenium dependencies :</text:p>
      <text:p text:style-name="Standard">Chrome-driver</text:p>
      <text:p text:style-name="Standard">Web-driver</text:p>
      <text:p text:style-name="Standard"/>
      <text:p text:style-name="P1">Maven :</text:p>
      <text:p text:style-name="Standard">Maven is a open source build management tool that will help developers to download/manage the correct dependencies easily.</text:p>
      <text:p text:style-name="Standard"/>
      <text:p text:style-name="Standard">Managing dependencies easily</text:p>
      <text:p text:style-name="Standard">Project Structure</text:p>
      <text:p text:style-name="Standard">Jenkins Interaction</text:p>
      <text:p text:style-name="Standard"/>
      <text:p text:style-name="Standard"/>
      <text:p text:style-name="Standard">Local repository</text:p>
      <text:p text:style-name="Standard">Remote repository (Mvn repository)</text:p>
      <text:p text:style-name="P1"/>
      <text:p text:style-name="P1">Interface in Java</text:p>
      <text:p text:style-name="Standard"/>
      <text:p text:style-name="Standard">Webdriver()</text:p>
      <text:p text:style-name="Standard"/>
      <text:p text:style-name="Standard">An interface is a group of related methods with empty bodies.</text:p>
      <text:p text:style-name="Standard">It is class responsibility to implement the methods declared in the interface.</text:p>
      <text:p text:style-name="Standard">When class agreed to implement the interface ,they must need to provide implementations to all the defined methods in interface.</text:p>
      <text:p text:style-name="Standard"/>
      <text:p text:style-name="Standard">In simple terms interface enforces the contract to class to follow.</text:p>
      <text:p text:style-name="Standard"/>
      <text:p text:style-name="Standard">Web-driver is an interface which provides set of browser automation methods with empty bodies(abstract methods)</text:p>
      <text:p text:style-name="Standard"/>
      <text:p text:style-name="P1">Creating a driver object :</text:p>
      <text:p text:style-name="P1"/>
      <text:p text:style-name="P6"><text:soft-page-break/>Web-driver interface --&gt; 20 methods </text:p>
      <text:p text:style-name="P6"/>
      <text:p text:style-name="P6">Chrome driver --&gt; 30 methods --&gt;10 chrome driver</text:p>
      <text:p text:style-name="P6">Edge driver → 25 methods</text:p>
      <text:p text:style-name="P6">Mozilla driver → 40 methods</text:p>
      <text:p text:style-name="P6"/>
      <text:p text:style-name="P6">10 methods that are specific to chrome driver class</text:p>
      <text:p text:style-name="Standard">classes like chrome driver, Firefox ,edge implement the web-driver interface and provide there own implementation to web-driver methods.</text:p>
      <text:p text:style-name="P19"/>
      <text:p text:style-name="Standard"><text:span text:style-name="T2"><text:s text:c="2"/></text:span><text:span text:style-name="T3"><text:s/>ChromeDriver driver1 = new ChromeDriver (); <text:s text:c="3"/>→ 30 methods</text:span></text:p>
      <text:p text:style-name="P7"><text:s text:c="6"/>driver1 object here has access to all the methods of Chrome driver <text:s/></text:p>
      <text:p text:style-name="P7"/>
      <text:p text:style-name="P7"><text:s text:c="6"/>WebDriver driver = new ChromeDriver (); –&gt; 20 </text:p>
      <text:p text:style-name="P7"><text:s text:c="6"/>driver object here has access to the methods of Chrome driver which are defined in web Driver Interface <text:s/></text:p>
      <text:p text:style-name="Standard"/>
      <text:p text:style-name="P1"/>
      <text:p text:style-name="P1"/>
      <text:p text:style-name="P8">Locaters :</text:p>
      <text:list xml:id="list4811402418470116923" text:style-name="WWNum7">
        <text:list-header>
          <text:p text:style-name="P33"/>
        </text:list-header>
        <text:list-item>
          <text:p text:style-name="P33"><text:span text:style-name="T4">The Locators are the way to identify an </text:span><text:span text:style-name="T5">HTML</text:span><text:span text:style-name="T4"> element on a web page. <text:line-break/>Driver object uses any of the below locators to identify the element on the page and performs the Action </text:span></text:p>
        </text:list-item>
      </text:list>
      <text:p text:style-name="P3"/>
      <text:p text:style-name="P3"/>
      <text:p text:style-name="P3">Student information :</text:p>
      <text:p text:style-name="P3">id</text:p>
      <text:p text:style-name="P3">name</text:p>
      <text:p text:style-name="P3">address</text:p>
      <text:p text:style-name="P3">gender</text:p>
      <text:p text:style-name="P3">class</text:p>
      <text:p text:style-name="P3"/>
      <text:p text:style-name="P3">Web-element information :</text:p>
      <text:p text:style-name="P3"/>
      <text:p text:style-name="P23"><text:span text:style-name="T11">&lt;input </text:span><text:span text:style-name="T12">type="text"</text:span><text:span text:style-name="T11"> </text:span><text:span text:style-name="T10">name="userName"</text:span><text:span text:style-name="T11"> maxlength="20" size="25" value="" id="userName" class="loginRequired"&gt;</text:span></text:p>
      <text:p text:style-name="P25"/>
      <text:p text:style-name="P26"/>
      <text:p text:style-name="P3">Input -&gt; tag name</text:p>
      <text:p text:style-name="P4"><text:span text:style-name="T9">name</text:span>-&gt; attribute <text:line-break/><text:span text:style-name="T9">userName</text:span>-&gt; attribute associated value.</text:p>
      <text:p text:style-name="P2"/>
      <text:p text:style-name="P7"/>
      <text:p text:style-name="P8">ID</text:p>
      <text:p text:style-name="P9">Xpath</text:p>
      <text:p text:style-name="P9">CSS Selector</text:p>
      <text:p text:style-name="P8">name</text:p>
      <text:p text:style-name="P8">Class Name</text:p>
      <text:p text:style-name="P7">Tag Name</text:p>
      <text:p text:style-name="P8">Link Text</text:p>
      <text:p text:style-name="P7">Partial Link Text</text:p>
      <text:p text:style-name="P7"><text:soft-page-break/></text:p>
      <text:p text:style-name="P7"/>
      <text:p text:style-name="P7">&lt;a href="/oprs-web/login/show.do" class="user"&gt;eTicket Login&lt;/a&gt;</text:p>
      <text:p text:style-name="P7"/>
      <text:p text:style-name="P7">links will have tag value “a “</text:p>
      <text:p text:style-name="P7"/>
      <text:p text:style-name="P2"><text:s/></text:p>
      <text:p text:style-name="P2"/>
      <text:p text:style-name="P2"/>
      <text:p text:style-name="P2">1<text:span text:style-name="T19">st</text:span> Test Case</text:p>
      <text:p text:style-name="Standard">1.Launching a Chrome browser</text:p>
      <text:p text:style-name="Standard">2.Enter apstrc url “https://www.apsrtconline.in/”</text:p>
      <text:p text:style-name="Standard"><text:s text:c="6"/>Navigated to the APSRTC page successfully. By validating the title “<text:span text:style-name="T13">APSRTC Website for Online Bus Ticket Booking - APSRTConline.in</text:span>”</text:p>
      <text:p text:style-name="Standard">3.Click on eticket login button <text:s/></text:p>
      <text:p text:style-name="Standard"><text:tab/>user should be able to navigate to login page successfully.</text:p>
      <text:p text:style-name="Standard">4.Enter the invalid user name</text:p>
      <text:p text:style-name="Standard">5.Enter the <text:s/>invalid password</text:p>
      <text:p text:style-name="Standard">6.Click on the login button.</text:p>
      <text:p text:style-name="Standard"><text:span text:style-name="T6">7.System should display error message as “</text:span><text:span text:style-name="T14">Login incorrect. Please try again</text:span><text:span text:style-name="T7">”</text:span></text:p>
      <text:p text:style-name="P2"/>
      <text:p text:style-name="Standard"><text:span text:style-name="T7">2</text:span><text:span text:style-name="T8">nd</text:span><text:span text:style-name="T7"> Test Case</text:span></text:p>
      <text:p text:style-name="P7"/>
      <text:p text:style-name="Standard">1.Launching a Chrome browser</text:p>
      <text:p text:style-name="Standard">2.Enter apstrc url “https://www.apsrtconline.in/”</text:p>
      <text:p text:style-name="Standard"><text:s text:c="6"/>Navigated to the APSRTC page successfully. By validating the title “<text:span text:style-name="T13">APSRTC Website for Online Bus Ticket Booking - APSRTConline.in</text:span>”</text:p>
      <text:p text:style-name="Standard">3.Click on eticket login button <text:s/></text:p>
      <text:p text:style-name="P7"><text:tab/>user should be able to navigate to login page successfully.</text:p>
      <text:p text:style-name="P7">4.Click on the Signup Link</text:p>
      <text:p text:style-name="P12">5.Enter test data into login name edit box.</text:p>
      <text:p text:style-name="P27">6.Enter valid data into all mandatory fields.</text:p>
      <text:p text:style-name="P27">7.Click on the submit button.</text:p>
      <text:p text:style-name="P27"/>
      <text:p text:style-name="P27">Validate the error message</text:p>
      <text:p text:style-name="P28"/>
      <text:p text:style-name="P28">Console Validation :</text:p>
      <text:p text:style-name="P28"/>
      <text:p text:style-name="P28">$(“ Css Validation”)</text:p>
      <text:p text:style-name="P28">$x(“Xpath”)</text:p>
      <text:p text:style-name="P10"/>
      <text:p text:style-name="P11">Css Selector-</text:p>
      <text:p text:style-name="P10"/>
      <text:list xml:id="list31335019" text:continue-numbering="true" text:style-name="WWNum7">
        <text:list-item>
          <text:p text:style-name="P34"><text:span text:style-name="T4">Class name -&gt; tagname.classname -&gt; <text:s/>Button.</text:span><text:span text:style-name="T16">signInBtn -&gt; </text:span></text:p>
        </text:list-item>
      </text:list>
      <text:p text:style-name="P18"><text:tab/><text:tab/> </text:p>
      <text:p text:style-name="P10"/>
      <text:list xml:id="list31320377" text:continue-numbering="true" text:style-name="WWNum7">
        <text:list-item>
          <text:p text:style-name="P34"><text:span text:style-name="T4">Id -&gt; tagname#id <text:s text:c="5"/>-&gt; <text:s text:c="2"/>input#</text:span><text:span text:style-name="T17">inputUsername</text:span></text:p>
        </text:list-item>
      </text:list>
      <text:p text:style-name="P10"/>
      <text:list xml:id="list31310460" text:continue-numbering="true" text:style-name="WWNum7">
        <text:list-item>
          <text:p text:style-name="P35"><text:bookmark-start text:name="OLE_LINK2"/><text:bookmark-start text:name="OLE_LINK1"/>Tagname[attribute=’value’] <text:s text:c="2"/>input[type = 'text']<text:bookmark-end text:name="OLE_LINK2"/><text:bookmark-end text:name="OLE_LINK1"/></text:p>
        </text:list-item>
        <text:list-item>
          <text:p text:style-name="P35">Parenttagname childtagname</text:p>
          <text:list>
            <text:list-header>
              <text:p text:style-name="P35">input[type*='pass'] – CSS</text:p>
            </text:list-header>
          </text:list>
          <text:p text:style-name="P35"/>
        </text:list-item>
      </text:list>
      <text:p text:style-name="P10"/>
      <text:p text:style-name="P11"><text:soft-page-break/>Xpath – <text:s/></text:p>
      <text:p text:style-name="P10"/>
      <text:p text:style-name="P22"><text:span text:style-name="T11">&lt;input </text:span><text:span text:style-name="T12">type="text"</text:span><text:span text:style-name="T11"> </text:span><text:span text:style-name="T11"><text:s/>maxlength="20" size="25" value="""&gt;</text:span></text:p>
      <text:p text:style-name="P24"/>
      <text:list xml:id="list31336800" text:continue-numbering="true" text:style-name="WWNum7">
        <text:list-item>
          <text:p text:style-name="P35">//Tagname[@attribute=’value’]</text:p>
        </text:list-item>
      </text:list>
      <text:p text:style-name="P4"/>
      <text:p text:style-name="P4"><text:tab/>EX : //input[@ <text:span text:style-name="T18">class=' loginRequired']</text:span></text:p>
      <text:p text:style-name="P4"/>
      <text:list xml:id="list31320473" text:continue-numbering="true" text:style-name="WWNum7">
        <text:list-item>
          <text:p text:style-name="P35">(//Tagname[@attribute=’value’])[index]</text:p>
        </text:list-item>
      </text:list>
      <text:p text:style-name="P4"><text:tab/></text:p>
      <text:list xml:id="list3418522455956547062" text:style-name="L1">
        <text:list-item>
          <text:p text:style-name="P40">//Tagname[contains(@attribute,'value')]</text:p>
        </text:list-item>
      </text:list>
      <text:p text:style-name="P4"/>
      <text:list xml:id="list31335281" text:continue-list="list31320473" text:style-name="WWNum7">
        <text:list-header>
          <text:p text:style-name="P35">Ex : <text:s text:c="2"/>//button[contains(@class,'submit')]. <text:s/>– Regular expression </text:p>
        </text:list-header>
      </text:list>
      <text:p text:style-name="P4"><text:tab/></text:p>
      <text:p text:style-name="P4"><text:tab/>//Tagname[@attribute=’value’]/tagname <text:s/>--&gt; parent child relationship</text:p>
      <text:p text:style-name="P4"><text:tab/><text:tab/></text:p>
      <text:p text:style-name="P4"><text:tab/>//Tagname[contains(text(),'value')]</text:p>
      <text:p text:style-name="P4"><text:tab/>//tagname[text()='value']</text:p>
      <text:p text:style-name="P4"/>
      <text:list xml:id="list31308499" text:continue-numbering="true" text:style-name="WWNum7">
        <text:list-item>
          <text:p text:style-name="P35">//parentTagname/childTagname</text:p>
        </text:list-item>
        <text:list-item>
          <text:p text:style-name="P35">//tagname</text:p>
        </text:list-item>
        <text:list-item>
          <text:p text:style-name="P35">//header/div/button[1]/following-sibling::button[1]</text:p>
        </text:list-item>
        <text:list-item>
          <text:p text:style-name="P35">//header/div/button[1]/parent::div</text:p>
        </text:list-item>
      </text:list>
      <text:p text:style-name="P4"/>
      <text:p text:style-name="P2"/>
      <text:p text:style-name="P2">List <text:span text:style-name="T15">Boxes</text:span></text:p>
      <text:p text:style-name="P4"/>
      <text:p text:style-name="P4">→ Static list box</text:p>
      <text:p text:style-name="P4">→ Dynamic list box</text:p>
      <text:p text:style-name="P4"/>
      <text:p text:style-name="P4">Handling Calendars</text:p>
      <text:p text:style-name="P4">Enclosing into one method</text:p>
      <text:p text:style-name="P4"/>
      <text:p text:style-name="P4">Handling Checkboxes and Radio buttons</text:p>
      <text:p text:style-name="P4">Actions Class</text:p>
      <text:p text:style-name="P4"/>
      <text:p text:style-name="P4">Handling Alert messages</text:p>
      <text:p text:style-name="P4">Handling <text:s/>frames</text:p>
      <text:p text:style-name="P4">Handling different windows</text:p>
      <text:p text:style-name="P4"/>
      <text:p text:style-name="P4">Synchronization</text:p>
      <text:p text:style-name="P4">Synchronization means making tool to wait till application finishes its job. To maintain Sync between tool and application we have below concepts in Selenium.</text:p>
      <text:p text:style-name="P4"/>
      <text:p text:style-name="P4">Implicit Wait :</text:p>
      <text:p text:style-name="P5">Implicit Wait directs the Selenium WebDriver to wait for a certain measure of time before throwing an exception. Once this time is set, WebDriver will wait for the element before throwing excpetion error message. Implicit Wait applicable for the entire duration for which the browser is open. It’s default setting is 0.</text:p>
      <text:p text:style-name="P4"/>
      <text:p text:style-name="P4">Explicit Wait</text:p>
      <text:p text:style-name="P4">using the Explicit Wait command, the WebDriver is directed to wait until a certain condition occurs <text:soft-page-break/>before proceeding with executing the code.</text:p>
      <text:p text:style-name="P4">Setting Explicit Wait is important in cases where there are certain elements that naturally take more time to load. If one sets an implicit wait command, then the browser will wait for the same time frame before loading every web element. This causes an unnecessary delay in executing the test script. </text:p>
      <text:p text:style-name="P4">Explicit wait is more intelligent, but can only be applied for specified elements.</text:p>
      <text:p text:style-name="P4"/>
      <text:p text:style-name="P4">Fluent Wait :</text:p>
      <text:p text:style-name="P4">Fluent Wait in Selenium marks the maximum amount of time for Selenium WebDriver to wait for a certain condition (web element) becomes visible. It also defines how frequently WebDriver will check if the condition appears before throwing the “ElementNotVisibleException”.</text:p>
      <text:p text:style-name="P4">In Simple words ,Fluent Wait looks for a web element repeatedly at regular intervals until timeout happens or until the object is found.</text:p>
      <text:p text:style-name="P4">Fluent Wait commands are most useful when interacting with web elements that can take longer durations to load.</text:p>
      <text:p text:style-name="P4"/>
      <text:p text:style-name="P4"/>
      <text:p text:style-name="P4">Web Tables</text:p>
      <text:p text:style-name="P4">Chrome options</text:p>
      <text:p text:style-name="P4"/>
      <text:p text:style-name="P4">Thread .sleep – &gt; Hard wait</text:p>
      <text:p text:style-name="P4"/>
      <text:p text:style-name="P4">2 seconds</text:p>
      <text:p text:style-name="P4"/>
      <text:p text:style-name="P4">Hard wait</text:p>
      <text:p text:style-name="P4">You may miss some defects </text:p>
      <text:p text:style-name="P4">You have to use this statement where ever there is a loading time.</text:p>
      <text:p text:style-name="P4"/>
      <text:p text:style-name="P4">Synchronization</text:p>
      <text:p text:style-name="P4">Making tool to wait for some time till the application finishes its job.</text:p>
      <text:p text:style-name="P4"/>
      <text:p text:style-name="P4">Can be achieved <text:s/>in 2 ways.</text:p>
      <text:p text:style-name="P4"/>
      <text:p text:style-name="P4">Thread.sleep <text:s/>– &gt; 6 <text:s/>→ performance issue</text:p>
      <text:p text:style-name="P4"/>
      <text:p text:style-name="P4">Implicit wait → 6</text:p>
      <text:p text:style-name="P4"/>
      <text:p text:style-name="P4">Object loading 2</text:p>
      <text:p text:style-name="P4"/>
      <text:p text:style-name="P4">Explicit wait</text:p>
      <text:p text:style-name="P4"/>
      <text:p text:style-name="P4"/>
      <text:p text:style-name="P4">10 Cities</text:p>
      <text:p text:style-name="P4"/>
      <text:p text:style-name="P4">For 9 cities hotel count is below 70 → <text:s/>3 sec</text:p>
      <text:p text:style-name="P4"/>
      <text:p text:style-name="P4"/>
      <text:p text:style-name="P4">1 city → hotel count is 1000 <text:s/>→ 15sec</text:p>
      <text:p text:style-name="P4"/>
      <text:p text:style-name="P4"/>
      <text:p text:style-name="P4"/>
      <text:p text:style-name="P4"/>
      <text:p text:style-name="P4"><text:soft-page-break/>Navigate to clear trip site</text:p>
      <text:p text:style-name="P4"/>
      <text:p text:style-name="P4">Enter city name in locality field</text:p>
      <text:p text:style-name="P4"/>
      <text:p text:style-name="P4">Click on search hotels</text:p>
      <text:p text:style-name="P4"/>
      <text:p text:style-name="P4">Select the first hotel from the list</text:p>
      <text:p text:style-name="P4"/>
      <text:p text:style-name="P4"/>
      <text:p text:style-name="P4"/>
      <text:p text:style-name="P4">TC :</text:p>
      <text:p text:style-name="P4"/>
      <text:p text:style-name="P4">1.Navigate to redubus website</text:p>
      <text:p text:style-name="P4"/>
      <text:p text:style-name="P4">2.Navigation : Signin/Signup</text:p>
      <text:p text:style-name="P4"/>
      <text:p text:style-name="P4">3.Enter the mobile number in the edit box dispalyed.</text:p>
      <text:p text:style-name="P4">4.Click on close button.</text:p>
      <text:p text:style-name="P4">5.Click on help</text:p>
      <text:p text:style-name="P4"/>
      <text:p text:style-name="P4">1.Navigate to redubus website</text:p>
      <text:p text:style-name="P4">2.Click on help button.</text:p>
      <text:p text:style-name="P4">3.Enter the mobile number in the edit box dispalyed.</text:p>
      <text:p text:style-name="P4"/>
      <text:p text:style-name="P4"/>
      <text:p text:style-name="P4"/>
      <text:p text:style-name="P4"/>
      <text:p text:style-name="P4">Chromeoptions</text:p>
      <text:p text:style-name="P4">TaksScreenshot</text:p>
      <text:p text:style-name="P4">Streams in java</text:p>
      <text:p text:style-name="P4"/>
      <text:p text:style-name="P4"><text:span text:style-name="T20">Stream API is used to process collections of objects. A stream is a sequence of objects that supports </text:span><text:span text:style-name="T20">various methods which will help to produce the desired result.</text:span> </text:p>
      <text:p text:style-name="P4"/>
      <text:p text:style-name="P4">Lambda expression:</text:p>
      <text:p text:style-name="P13">A lambda expression is a short block of code which takes in parameters and returns a value </text:p>
      <text:p text:style-name="P13">Parameter –&gt; Expression</text:p>
      <text:p text:style-name="P13"/>
      <text:p text:style-name="P13"/>
      <text:p text:style-name="P13">Map function</text:p>
      <text:p text:style-name="P13"/>
      <text:p text:style-name="Standard"><text:span text:style-name="T21">Stream map(Function mapper) is an </text:span><text:span text:style-name="Strong_20_Emphasis"><text:span text:style-name="T21">intermediate operation</text:span></text:span><text:span text:style-name="T21">. Intermediate operations are invoked on a Stream instance and after they finish their processing, they give a Stream instance as output. </text:span></text:p>
      <text:p text:style-name="P13"/>
      <text:p text:style-name="P13">Filter function</text:p>
      <text:p text:style-name="P13"/>
      <text:p text:style-name="Standard"><text:span text:style-name="Strong_20_Emphasis"><text:span text:style-name="T21">Stream filter(condition)</text:span></text:span><text:span text:style-name="T21"> returns a stream consisting of the elements of this stream that match the given condition. </text:span></text:p>
      <text:p text:style-name="P13"/>
      <text:p text:style-name="P13"/>
      <text:p text:style-name="P13">FileInputStream : In Java FIS meant for reading streams of data from a file in file system in binary format.</text:p>
      <text:p text:style-name="P13"><text:soft-page-break/></text:p>
      <text:p text:style-name="P13">FileOutputStream : In Java FOS meant for writing streams of data into a file in file system in binary format.</text:p>
      <text:p text:style-name="P13"/>
      <text:p text:style-name="P13">In Simple terms, In java if we want to read/write any data from file can be done using FileInputStream/FileOutputStream.</text:p>
      <text:p text:style-name="P13"/>
      <text:p text:style-name="P13"/>
      <text:p text:style-name="P14">Framework </text:p>
      <text:p text:style-name="P13">What is framework :</text:p>
      <text:p text:style-name="P13"/>
      <text:p text:style-name="P13">Framework is a combination of best practices and tools that are designed to help QA professionals to test/automate more efficiently. These guidelines include coding standards, test-data handling methods, object repositories, processes for storing test results, or information on how to access external resources. </text:p>
      <text:p text:style-name="P13"/>
      <text:p text:style-name="P13">Advantages of framework :</text:p>
      <text:p text:style-name="P13"/>
      <text:p text:style-name="P13">For easy management of test cases</text:p>
      <text:p text:style-name="P13">To run multiple test cases</text:p>
      <text:p text:style-name="P13">To run a group of related test cases</text:p>
      <text:p text:style-name="P13">performing scheduled run</text:p>
      <text:p text:style-name="P13">Proper Reporting</text:p>
      <text:p text:style-name="P13">Easy analysis of Failures by viewing the failed log</text:p>
      <text:p text:style-name="P13"/>
      <text:p text:style-name="P13"/>
      <text:p text:style-name="P13">Keyword driven Frameworks</text:p>
      <text:p text:style-name="P13">Data driven frameworks</text:p>
      <text:p text:style-name="P13">Hybrid frameworks</text:p>
      <text:p text:style-name="P13">POM frameworks → Page object mechanism</text:p>
      <text:p text:style-name="P13">Cucumber framework</text:p>
      <text:p text:style-name="P13"/>
      <text:p text:style-name="P13"/>
      <text:p text:style-name="P13">Technologies used in building a framework</text:p>
      <text:p text:style-name="P13"/>
      <text:p text:style-name="P13"/>
      <text:p text:style-name="P13">TestNG <text:s text:c="2"/>--&gt; Unit testing framework</text:p>
      <text:p text:style-name="P13">Getting data from data sources(Excel,orcle,xml) --&gt; Data driving testing</text:p>
      <text:p text:style-name="P13">Maven --&gt; Build management tool</text:p>
      <text:p text:style-name="P13">Jenkins --&gt; Continuos Integration tool</text:p>
      <text:p text:style-name="P13">Reports --&gt; Extent reports</text:p>
      <text:p text:style-name="P13">Page Object model <text:s/>--&gt; Famous design model in selenium</text:p>
      <text:p text:style-name="P13">Log4j</text:p>
      <text:p text:style-name="P13"/>
      <text:p text:style-name="P13">TestNG :</text:p>
      <text:p text:style-name="P13"/>
      <text:p text:style-name="P13">Installation of Testng from Eclipse marketplace.</text:p>
      <text:p text:style-name="P13">1.Basically Testng is unit testing framework helps you to control your test execution.</text:p>
      <text:p text:style-name="P15">2.Testng itself will act as java compiler no need of main method for executing your script.</text:p>
      <text:p text:style-name="P15">3.Will have a proper output in a structured way when we run the tests using Testng Framework.</text:p>
      <text:p text:style-name="P15"/>
      <text:p text:style-name="P15">Suite(APSRTC) --&gt; Test(Modules) --&gt; Classes --&gt; methods(Tcs)</text:p>
      <text:p text:style-name="P15"><text:soft-page-break/></text:p>
      <text:p text:style-name="P15">APSRTC(Suite)</text:p>
      <text:p text:style-name="P15"/>
      <text:p text:style-name="P16">Login Module</text:p>
      <text:p text:style-name="P15"/>
      <text:p text:style-name="P15">Signin</text:p>
      <text:p text:style-name="P15"><text:tab/>SiginNegValidation<text:tab/></text:p>
      <text:p text:style-name="P15"><text:tab/>SuccessfSigin</text:p>
      <text:p text:style-name="P15"><text:tab/>Forgetpassword</text:p>
      <text:p text:style-name="P15">Registration</text:p>
      <text:p text:style-name="P15"><text:tab/>SuccessfulRegis</text:p>
      <text:p text:style-name="P15"><text:tab/>NegativeValidLoginFullname</text:p>
      <text:p text:style-name="P15"><text:tab/>NegativeValidEmail</text:p>
      <text:p text:style-name="P15"><text:tab/>NegativeValidMobilenum</text:p>
      <text:p text:style-name="P15"/>
      <text:p text:style-name="P16">HomePage Module</text:p>
      <text:p text:style-name="P16"/>
      <text:p text:style-name="P15">HomeModule</text:p>
      <text:p text:style-name="P15"><text:tab/>SearchBuses</text:p>
      <text:p text:style-name="P15"><text:tab/>Bookticket</text:p>
      <text:p text:style-name="P15">TicketStatus</text:p>
      <text:p text:style-name="P15"><text:tab/>TicketEnquiry</text:p>
      <text:p text:style-name="P15"><text:tab/>TransactionStatus</text:p>
      <text:p text:style-name="P15"><text:tab/>ServiceStatus</text:p>
      <text:p text:style-name="P15">GalleryWallet</text:p>
      <text:p text:style-name="P15"><text:tab/>ViewGallery</text:p>
      <text:p text:style-name="P15"><text:tab/>ViewWalletinfo</text:p>
      <text:p text:style-name="P15"/>
      <text:p text:style-name="P15"/>
      <text:p text:style-name="P13">Test Suit → Module → Test cases</text:p>
      <text:p text:style-name="P13">How to run test cases using TestNG</text:p>
      <text:p text:style-name="P13"/>
      <text:p text:style-name="P13">Importance of testng xml file</text:p>
      <text:p text:style-name="P13"/>
      <text:p text:style-name="P13">packages → classes → methods</text:p>
      <text:p text:style-name="P13">Control the test execution using xml file</text:p>
      <text:p text:style-name="P13">Testng annotations</text:p>
      <text:p text:style-name="P13">Include Exclude Mechanism → To include/exclude single test cases from the module</text:p>
      <text:p text:style-name="P13">include Regular expression “.*” in exclude and include methods</text:p>
      <text:p text:style-name="P13">Run complete package &lt;packages&gt; &lt;package&gt;</text:p>
      <text:p text:style-name="P13"/>
      <text:p text:style-name="P13"/>
      <text:p text:style-name="P13">@BeforeTest</text:p>
      <text:p text:style-name="P13">@AfterTest</text:p>
      <text:p text:style-name="P13">@BeforeSuite</text:p>
      <text:p text:style-name="P13">@AfterSuite</text:p>
      <text:p text:style-name="P13"/>
      <text:p text:style-name="P13">@BeforeClass</text:p>
      <text:p text:style-name="P13">@AfterClass</text:p>
      <text:p text:style-name="P13"/>
      <text:p text:style-name="P15">@Test(dependsOnMethods={“Methodname”})</text:p>
      <text:p text:style-name="P13"/>
      <text:p text:style-name="P13"><text:soft-page-break/>Groups</text:p>
      <text:p text:style-name="P13">@Test(groups={“smoke”})</text:p>
      <text:p text:style-name="P13"/>
      <text:p text:style-name="P17"/>
      <text:p text:style-name="P13">Parametrization</text:p>
      <text:p text:style-name="P13"/>
      <text:p text:style-name="P15">@Parameters({“url”,”uname”})</text:p>
      <text:p text:style-name="P13"/>
      <text:p text:style-name="P13"/>
      <text:p text:style-name="P13">Data provider using multi dimensional array</text:p>
      <text:p text:style-name="P13">@DataProvider</text:p>
      <text:p text:style-name="P13">@Test(dataProvider = "getloginData")</text:p>
      <text:p text:style-name="P13">Object[][] data = new Object[3][2]</text:p>
      <text:p text:style-name="P13"/>
      <text:p text:style-name="P13"/>
      <text:p text:style-name="P13">Listeners in TestNg</text:p>
      <text:p text:style-name="P13">ItestListener interface</text:p>
      <text:p text:style-name="P13"/>
      <text:p text:style-name="P13">TestNg Reports</text:p>
      <text:p text:style-name="P13"/>
      <text:p text:style-name="P13">Properties File in Java</text:p>
      <text:p text:style-name="P4"/>
      <text:p text:style-name="P4">Apsrtc Login page test case</text:p>
      <text:p text:style-name="P4"/>
      <text:p text:style-name="P4">1.Enter user name</text:p>
      <text:p text:style-name="P4">2.Enter password</text:p>
      <text:p text:style-name="P4">3.Click on login button</text:p>
      <text:p text:style-name="P4">4.Validate the error/success message based on test data</text:p>
      <text:p text:style-name="P4"/>
      <text:p text:style-name="P4">Test data :</text:p>
      <text:list xml:id="list3059038749670671426" text:style-name="L2">
        <text:list-item>
          <text:p text:style-name="P36">Correct user name wrong password</text:p>
        </text:list-item>
        <text:list-item>
          <text:p text:style-name="P36">Wrong user name and wrong password</text:p>
        </text:list-item>
        <text:list-item>
          <text:p text:style-name="P36">Correct user name and correct password</text:p>
        </text:list-item>
      </text:list>
      <text:p text:style-name="P4"/>
      <text:p text:style-name="P4">APSRTC → Registration → </text:p>
      <text:p text:style-name="P4"/>
      <text:p text:style-name="P4">Sample test case</text:p>
      <text:p text:style-name="P4"/>
      <text:p text:style-name="P4">Launch chrome browser</text:p>
      <text:p text:style-name="P4">Navigate to Tsrtc</text:p>
      <text:p text:style-name="P4">Click on eticketlogin</text:p>
      <text:p text:style-name="P4">Enter username</text:p>
      <text:p text:style-name="P4">Enter password</text:p>
      <text:p text:style-name="P4">Click on login button.</text:p>
      <text:p text:style-name="P4">Validate the message.</text:p>
      <text:p text:style-name="P4"/>
      <text:p text:style-name="P4"/>
      <text:p text:style-name="P4"/>
      <text:p text:style-name="P4"><text:span text:style-name="T1">Maven</text:span> : A project management tool/Build management tool</text:p>
      <text:p text:style-name="P4">Central repository for all dependencies</text:p>
      <text:p text:style-name="P4">Common Folder structure across the team</text:p>
      <text:p text:style-name="P4">will help to integrate with CI tools. – Jenkins</text:p>
      <text:p text:style-name="P4"><text:soft-page-break/>Groupid </text:p>
      <text:p text:style-name="P4">Artficat id</text:p>
      <text:p text:style-name="P4">Version</text:p>
      <text:p text:style-name="P4"/>
      <text:p text:style-name="P4">Install maven</text:p>
      <text:p text:style-name="P4">Set home path in environment variables</text:p>
      <text:p text:style-name="P4"/>
      <text:p text:style-name="P4">Create a maven project (template → maven-archetype-quickstart)</text:p>
      <text:p text:style-name="P4"/>
      <text:p text:style-name="P4">Importance of Maven surefire plugin</text:p>
      <text:p text:style-name="P4">Importance of Test keyword at the end of class file name.</text:p>
      <text:p text:style-name="P4">Running tests using surefire plugin</text:p>
      <text:p text:style-name="P4"/>
      <text:p text:style-name="P4">Clean, Compile , Test</text:p>
      <text:p text:style-name="P4">Configuring Testng xml file in maven(pom xml file)</text:p>
      <text:p text:style-name="P4">Profiling in pom xml file</text:p>
      <text:p text:style-name="P4">mvn test -PRegression</text:p>
      <text:p text:style-name="P4"/>
      <text:p text:style-name="P4">Passing Parameters : mvn -D = </text:p>
      <text:p text:style-name="P4"/>
      <text:p text:style-name="P4"/>
      <text:p text:style-name="P2">Jenkins : <text:span text:style-name="T15">Continuos Integration tool/ <text:s/>CI/CD tool</text:span></text:p>
      <text:p text:style-name="P4"/>
      <text:p text:style-name="P4">Scheduled Run/ Running in multiple machines</text:p>
      <text:p text:style-name="P4">Jenkins Installation</text:p>
      <text:p text:style-name="P4"/>
      <text:p text:style-name="P4">Configuring Global settings</text:p>
      <text:p text:style-name="P4">Configuring Job parameters</text:p>
      <text:p text:style-name="P4">post build action plugins</text:p>
      <text:p text:style-name="P4">Testng Jenkins plugin</text:p>
      <text:p text:style-name="P4">Scheduling jenkins builds(* * * * *)</text:p>
      <text:p text:style-name="P4">M H Dayinmonth(0-31) Monthinyear(1-12) dayinweek(0-7)</text:p>
      <text:p text:style-name="P4"/>
      <text:p text:style-name="P2">ExcelDriven </text:p>
      <text:p text:style-name="P4">Connecting with Excel :</text:p>
      <text:p text:style-name="P4">Apache poi API</text:p>
      <text:p text:style-name="P4"/>
      <text:p text:style-name="P4">Create object to Xssfworkbook class to get control on Workbook</text:p>
      <text:p text:style-name="P4">Once we get access to workbook Navigate to desired sheet</text:p>
      <text:p text:style-name="P4"/>
      <text:p text:style-name="P4">Access all rows in sheet</text:p>
      <text:p text:style-name="P4">Access to specific row based on the test case</text:p>
      <text:p text:style-name="P4"/>
      <text:p text:style-name="P4">Access to all cells in specific row</text:p>
      <text:p text:style-name="P4">Finally access the data in the cell.</text:p>
      <text:p text:style-name="P4"/>
      <text:p text:style-name="P4">Different types of Frameworks</text:p>
      <text:p text:style-name="P4"/>
      <text:p text:style-name="P4">Data Driven <text:s/>→ Retesting</text:p>
      <text:p text:style-name="P4">Keyword driven → </text:p>
      <text:p text:style-name="P4">Hybrid framework</text:p>
      <text:p text:style-name="P4"/>
      <text:p text:style-name="P2"><text:soft-page-break/>Page object Model </text:p>
      <text:p text:style-name="P2"/>
      <text:p text:style-name="P4">Page Object model is an object design pattern , where web pages are represented as classes, and the various elements on the page are defined as variables in the class.</text:p>
      <text:p text:style-name="P4"/>
      <text:p text:style-name="P4">Developing your code in Optimized and Effective way</text:p>
      <text:p text:style-name="P2"/>
      <text:p text:style-name="P4">Easy to Maintain.</text:p>
      <text:p text:style-name="P4">Readability of scripts</text:p>
      <text:p text:style-name="P4">No Redundancy</text:p>
      <text:p text:style-name="P4">Code Re-usability</text:p>
      <text:p text:style-name="P4">Easy to update the changes</text:p>
      <text:p text:style-name="P4">Analysing the failures is easy</text:p>
      <text:p text:style-name="P4"/>
      <text:p text:style-name="P4"/>
      <text:p text:style-name="P4">Page factory annotations</text:p>
      <text:p text:style-name="P4"/>
      <text:p text:style-name="P4">Separating driver object from actual test case</text:p>
      <text:p text:style-name="P4">Inheritance concept in java</text:p>
      <text:p text:style-name="P4">Getting url and browser from prop file</text:p>
      <text:p text:style-name="P4">Before test for invoking browser</text:p>
      <text:p text:style-name="P4">Assertions for validation.</text:p>
      <text:p text:style-name="P4"/>
      <text:p text:style-name="P2">Log4j</text:p>
      <text:p text:style-name="P4">Log4j is fast and flexible logging framework </text:p>
      <text:p text:style-name="P4">Helps in getting logs for the particular test case</text:p>
      <text:p text:style-name="P4">Error log files</text:p>
      <text:p text:style-name="P4">Logs with timestamp</text:p>
      <text:p text:style-name="P4">Previous logs</text:p>
      <text:p text:style-name="P4">Will help in analysing the error</text:p>
      <text:p text:style-name="P4"/>
      <text:p text:style-name="P4">Log4j configuration file will helps in logging the results in user desired fashion</text:p>
      <text:p text:style-name="P4"/>
      <text:p text:style-name="P4">Where you want to print your logs – &gt; Console/file</text:p>
      <text:p text:style-name="P4">What type of logs you want to report <text:s/>→ error/info/debug</text:p>
      <text:p text:style-name="P4">How your logging information should look like <text:s/>→ Appenders</text:p>
      <text:p text:style-name="P4"/>
      <text:p text:style-name="P4"/>
      <text:p text:style-name="P2">Extend Reports :</text:p>
      <text:p text:style-name="P4"/>
      <text:p text:style-name="P4">What are extend reports and basic configuration of extend reports</text:p>
      <text:p text:style-name="P4">ExtentReports </text:p>
      <text:p text:style-name="P4">ExtentSparkReporter</text:p>
      <text:p text:style-name="P4"/>
      <text:p text:style-name="P4"/>
      <text:p text:style-name="P4">Screenshots on failure</text:p>
      <text:p text:style-name="P4"/>
      <text:p text:style-name="P4">Git</text:p>
      <text:p text:style-name="P4"/>
      <text:p text:style-name="P4">Track all the changes</text:p>
      <text:p text:style-name="P4"/>
      <text:p text:style-name="P4">It will maintain version <text:s/></text:p>
      <text:p text:style-name="P4"><text:soft-page-break/></text:p>
      <text:p text:style-name="P4">Branches</text:p>
      <text:p text:style-name="P4">https://confluence.atlassian.com/bitbucketserver/basic-git-commands-776639767.html</text:p>
      <text:p text:style-name="P4"/>
      <text:p text:style-name="P4">Git init</text:p>
      <text:p text:style-name="P4">git remote -v to view <text:s/>remote branch details</text:p>
      <text:p text:style-name="P29"><text:span text:style-name="Source_20_Text"><text:span text:style-name="T22">git remote -v</text:span></text:span></text:p>
      <text:p text:style-name="P4"/>
      <text:p text:style-name="P4">After taking the Latest code</text:p>
      <text:p text:style-name="P4">Stage the files – &gt; commit → Pull the latest code – &gt; <text:s/>push</text:p>
      <text:p text:style-name="P4"/>
      <text:p text:style-name="P4">Clone – &gt; Taking a fresh copy from the remote repository</text:p>
      <text:p text:style-name="P4">Pull → for taking the latest updates form the remote repository</text:p>
      <text:p text:style-name="P4"/>
      <text:p text:style-name="P4"/>
      <text:p text:style-name="P4">git init</text:p>
      <text:p text:style-name="P4"><text:span text:style-name="Source_20_Text"><text:span text:style-name="T23">git config --global user.name "Sam Smith"</text:span></text:span></text:p>
      <text:p text:style-name="P21"><text:span text:style-name="Source_20_Text"><text:span text:style-name="T24">git config --global user.email sam@example.com</text:span></text:span></text:p>
      <text:p text:style-name="P4"/>
      <text:p text:style-name="P30">git clone “repository path”</text:p>
      <text:p text:style-name="P30"/>
      <text:p text:style-name="P29">It will ask for authentication.</text:p>
      <text:p text:style-name="P29">Select the access token tab and provide the access token.</text:p>
      <text:p text:style-name="P29"/>
      <text:p text:style-name="P4">Staged files</text:p>
      <text:p text:style-name="P4">Add unstagged files to staged space → 100</text:p>
      <text:p text:style-name="P4">Commit</text:p>
      <text:p text:style-name="P4">Add remote connection <text:s/>→ first time contacting remote repo</text:p>
      <text:p text:style-name="P4">pull</text:p>
      <text:p text:style-name="P4">Push</text:p>
      <text:p text:style-name="P4"/>
      <text:p text:style-name="P4"/>
      <text:p text:style-name="P4">For pushing repository from local to remote</text:p>
      <text:p text:style-name="P4"/>
      <text:list xml:id="list1129217378742415990" text:style-name="L3">
        <text:list-item>
          <text:p text:style-name="P37">Git init <text:s text:c="3"/>--- Run this command from the folder where the actual code resides in local.</text:p>
        </text:list-item>
        <text:list-item>
          <text:p text:style-name="P37">Set User configuration</text:p>
          <text:p text:style-name="P37"><text:span text:style-name="Source_20_Text"><text:span text:style-name="T23">git config --global user.name "Sam Smith"</text:span></text:span></text:p>
          <text:p text:style-name="P41"><text:span text:style-name="Source_20_Text"><text:span text:style-name="T23">git config --global user.email </text:span></text:span><text:a xlink:type="simple" xlink:href="mailto:sam@example.com" text:style-name="Internet_20_link" text:visited-style-name="Visited_20_Internet_20_Link"><text:span text:style-name="Source_20_Text">sam@example.com</text:span></text:a></text:p>
        </text:list-item>
        <text:list-item>
          <text:p text:style-name="P41"><text:span text:style-name="Source_20_Text"><text:span text:style-name="T23">git add * <text:s/>→ for adding to staged space</text:span></text:span></text:p>
        </text:list-item>
        <text:list-item>
          <text:p text:style-name="P41"><text:span text:style-name="Source_20_Text"><text:span text:style-name="T23">git status <text:s/>– → to check the files added to staged space</text:span></text:span></text:p>
        </text:list-item>
        <text:list-item>
          <text:p text:style-name="P41"><text:span text:style-name="Source_20_Text"><text:span text:style-name="T23">git commit -m “Comment” <text:s text:c="2"/>→ Committing the files to be pushed to remote</text:span></text:span></text:p>
        </text:list-item>
        <text:list-item>
          <text:p text:style-name="P41"><text:span text:style-name="Source_20_Text"><text:span text:style-name="T23">git remote add origin “Repository url” <text:s/>→ Adding remote repository</text:span></text:span></text:p>
          <text:p text:style-name="P41"><text:span text:style-name="Source_20_Text"><text:span text:style-name="T23">when you run the above step it will prompt for password provide the password.</text:span></text:span></text:p>
        </text:list-item>
        <text:list-item>
          <text:p text:style-name="P41"><text:span text:style-name="Source_20_Text"><text:span text:style-name="T23">git push origin master</text:span></text:span></text:p>
        </text:list-item>
      </text:list>
      <text:p text:style-name="P31"><text:span text:style-name="Source_20_Text"><text:span text:style-name="T23"/></text:span></text:p>
      <text:p text:style-name="P4"><text:soft-page-break/></text:p>
      <text:p text:style-name="P4">Clone and existing repository :</text:p>
      <text:p text:style-name="P4"/>
      <text:p text:style-name="P4">git clone “Repository URL”</text:p>
      <text:p text:style-name="P4"/>
      <text:p text:style-name="P4">Branching</text:p>
      <text:p text:style-name="P4"/>
      <text:p text:style-name="P4"/>
      <table:table table:name="Table2" table:style-name="Table2">
        <table:table-column table:style-name="Table2.A"/>
        <table:table-column table:style-name="Table2.B"/>
        <table:table-row>
          <table:table-cell table:style-name="Table2.A1" office:value-type="string">
            <text:p text:style-name="P32">Create a new branch and switch to it:</text:p>
          </table:table-cell>
          <table:table-cell table:style-name="Table2.A1" office:value-type="string">
            <text:p text:style-name="P20">git checkout -b &lt;branchname&gt;</text:p>
          </table:table-cell>
        </table:table-row>
        <table:table-row>
          <table:table-cell table:style-name="Table2.A1" office:value-type="string">
            <text:p text:style-name="P32">Switch from one branch to another:</text:p>
          </table:table-cell>
          <table:table-cell table:style-name="Table2.A1" office:value-type="string">
            <text:p text:style-name="P20">git checkout &lt;branchname&gt;</text:p>
          </table:table-cell>
        </table:table-row>
        <table:table-row>
          <table:table-cell table:style-name="Table2.A1" office:value-type="string">
            <text:p text:style-name="P32">List all the branches in your repo, and also tell you what branch you're currently in:</text:p>
          </table:table-cell>
          <table:table-cell table:style-name="Table2.A1" office:value-type="string">
            <text:p text:style-name="P20">git branch</text:p>
          </table:table-cell>
        </table:table-row>
        <table:table-row>
          <table:table-cell table:style-name="Table2.A1" office:value-type="string">
            <text:p text:style-name="P32">Delete the feature branch:</text:p>
          </table:table-cell>
          <table:table-cell table:style-name="Table2.A1" office:value-type="string">
            <text:p text:style-name="P20">git branch -d &lt;branchname&gt;</text:p>
          </table:table-cell>
        </table:table-row>
        <table:table-row>
          <table:table-cell table:style-name="Table2.A1" office:value-type="string">
            <text:p text:style-name="P32">Push the branch to your remote repository, so others can use it:</text:p>
          </table:table-cell>
          <table:table-cell table:style-name="Table2.A1" office:value-type="string">
            <text:p text:style-name="P20">git push origin &lt;branchname&gt;</text:p>
          </table:table-cell>
        </table:table-row>
        <table:table-row>
          <table:table-cell table:style-name="Table2.A1" office:value-type="string">
            <text:p text:style-name="P32">Delete a branch on your remote repository:</text:p>
          </table:table-cell>
          <table:table-cell table:style-name="Table2.A1" office:value-type="string">
            <text:p text:style-name="P20">git push origin :&lt;branchname&gt;</text:p>
          </table:table-cell>
        </table:table-row>
      </table:table>
      <text:p text:style-name="P4"/>
      <table:table table:name="Table1" table:style-name="Table1">
        <table:table-column table:style-name="Table1.A"/>
        <table:table-column table:style-name="Table1.B"/>
        <table:table-row>
          <table:table-cell table:style-name="Table1.A1" office:value-type="string">
            <text:p text:style-name="P32">To merge a different branch into your active branch:</text:p>
          </table:table-cell>
          <table:table-cell table:style-name="Table1.A1" office:value-type="string">
            <text:p text:style-name="P20">git merge &lt;branchname&gt;</text:p>
          </table:table-cell>
        </table:table-row>
      </table:table>
      <text:p text:style-name="P4"/>
      <text:p text:style-name="P4"/>
      <text:p text:style-name="P2">Registration module</text:p>
      <text:p text:style-name="P4"/>
      <text:p text:style-name="P4">LoginNameValidation</text:p>
      <text:p text:style-name="P4">NegativeFieldValidation</text:p>
      <text:p text:style-name="P4">PositiveFieldValidation</text:p>
      <text:p text:style-name="P4">SuccessfullRegistration</text:p>
      <text:p text:style-name="P4">WebLogin</text:p>
      <text:p text:style-name="P4">Forgetpassword</text:p>
      <text:p text:style-name="P4"/>
      <text:p text:style-name="P4"/>
      <text:p text:style-name="P2">Home module</text:p>
      <text:p text:style-name="P4">TicketBooking</text:p>
      <text:p text:style-name="P4">Searchbuses</text:p>
      <text:p text:style-name="P4"/>
      <text:p text:style-name="P4"/>
      <text:p text:style-name="P2">Ticket Status</text:p>
      <text:p text:style-name="P4">TicketEnquiry</text:p>
      <text:p text:style-name="P4">Transactionstatus</text:p>
      <text:p text:style-name="P4">ServiceStatus</text:p>
      <text:p text:style-name="P4">API Testing Overview</text:p>
      <text:p text:style-name="P4"/>
      <text:p text:style-name="P4">API – &gt; Application programming Interface</text:p>
      <text:p text:style-name="P4"/>
      <text:p text:style-name="P4">Web Service </text:p>
      <text:p text:style-name="P4"/>
      <text:p text:style-name="P4">API available over Web called as web service(API Service with http attached)</text:p>
      <text:p text:style-name="P4"><text:soft-page-break/></text:p>
      <text:p text:style-name="P4">Provides standard format for communication between client and server over the web.</text:p>
      <text:p text:style-name="P4"/>
      <text:p text:style-name="P4">Types of Web Services</text:p>
      <text:p text:style-name="P4"/>
      <text:p text:style-name="P4">SOAP → Simple Object Access Protocol</text:p>
      <text:p text:style-name="P4">SOAP is old Webservice which supports only XML format and only POST requests can be triggered.</text:p>
      <text:p text:style-name="P4"/>
      <text:p text:style-name="P4">REST → Representational State Transfer</text:p>
      <text:p text:style-name="P4">Latest Technology</text:p>
      <text:p text:style-name="P4">Formats Supported by REST </text:p>
      <text:p text:style-name="P4">HTML, Json, Text, XML</text:p>
      <text:p text:style-name="P4">Supports all Request types.</text:p>
      <text:p text:style-name="P4"/>
      <text:p text:style-name="P4"/>
      <text:p text:style-name="P4">Types of Requests</text:p>
      <text:p text:style-name="P4"/>
      <text:p text:style-name="P4">GET <text:s/>→ Select</text:p>
      <text:p text:style-name="P4">POST → Insert <text:s/>→ Body information</text:p>
      <text:p text:style-name="P4">PUT <text:s/>→ Update → Body information</text:p>
      <text:p text:style-name="P4">DELETE → Delete</text:p>
      <text:p text:style-name="P4"/>
      <text:p text:style-name="P4"/>
      <text:p text:style-name="P4">URL <text:s/>→ Uniform Resource Locator</text:p>
      <text:p text:style-name="P4"/>
      <text:p text:style-name="P4"><text:a xlink:type="simple" xlink:href="https://www.apsrtconline.in/oprs-web/guest/home.do?h=1" text:style-name="Internet_20_link" text:visited-style-name="Visited_20_Internet_20_Link">https://www.apsrtconline.in/oprs-web/guest/home.do?h=</text:a>2</text:p>
      <text:p text:style-name="P4"/>
      <text:p text:style-name="P4"><text:a xlink:type="simple" xlink:href="https://www.apsrtconline.in/oprs-web/login/show.do" text:style-name="Internet_20_link" text:visited-style-name="Visited_20_Internet_20_Link">https://www.apsrtconline.in/oprs-web/login/show.do</text:a></text:p>
      <text:p text:style-name="P4"><text:a xlink:type="simple" xlink:href="https://www.redbus.in/" text:style-name="Internet_20_link" text:visited-style-name="Visited_20_Internet_20_Link"/></text:p>
      <text:p text:style-name="P4"><text:a xlink:type="simple" xlink:href="https://www.redbus.in/" text:style-name="Internet_20_link" text:visited-style-name="Visited_20_Internet_20_Link">https://www.redbus.in</text:a></text:p>
      <text:p text:style-name="P4"><text:a xlink:type="simple" xlink:href="https://www.redbus.in/Cancellation" text:style-name="Internet_20_link" text:visited-style-name="Visited_20_Internet_20_Link">https://www.redbus.in/Cancellation</text:a></text:p>
      <text:p text:style-name="P4"/>
      <text:p text:style-name="P4"/>
      <text:p text:style-name="P4"><text:a xlink:type="simple" xlink:href="https://www.apsrtconline.in/" text:style-name="Internet_20_link" text:visited-style-name="Visited_20_Internet_20_Link">https://www.apsrtconline.in/</text:a></text:p>
      <text:p text:style-name="P4"><text:a xlink:type="simple" xlink:href="https://www.apsrtconline.in/oprs-web/login/show.do" text:style-name="Internet_20_link" text:visited-style-name="Visited_20_Internet_20_Link">https://www.apsrtconline.in/oprs-web/login/show.do</text:a></text:p>
      <text:p text:style-name="P4"/>
      <text:p text:style-name="P4">URI </text:p>
      <text:p text:style-name="P4">domain</text:p>
      <text:p text:style-name="P4">path</text:p>
      <text:p text:style-name="P4">Filter</text:p>
      <text:p text:style-name="P4"/>
      <text:p text:style-name="P4">Types of <text:s/>API Testing tools</text:p>
      <text:p text:style-name="P4">ReadyAPI</text:p>
      <text:p text:style-name="P4">Postman</text:p>
      <text:p text:style-name="P4">Katalon Studio</text:p>
      <text:p text:style-name="P4">Swagger → smartbear</text:p>
      <text:p text:style-name="P4">Rest assured</text:p>
      <text:p text:style-name="P4"/>
      <text:p text:style-name="P4"/>
      <text:p text:style-name="P4"/>
      <text:p text:style-name="P4">Database Connection using java</text:p>
      <text:p text:style-name="P4"><text:soft-page-break/></text:p>
      <text:p text:style-name="P4">1.Establish connection to the server – &gt; mysql</text:p>
      <text:p text:style-name="P4"/>
      <text:p text:style-name="P4">2.Connect to the database</text:p>
      <text:p text:style-name="P4"/>
      <text:p text:style-name="P4">3.Select *from customertable ; <text:s/>---&gt; run </text:p>
      <text:p text:style-name="P4"/>
      <text:p text:style-name="P4"/>
      <text:p text:style-name="P2">Selenium Components :</text:p>
      <text:p text:style-name="P4"/>
      <text:p text:style-name="Standard"><text:span text:style-name="T6">Selenium IDE <text:s text:c="2"/>→ Record and Play back (</text:span><text:span text:style-name="T21">Selenese</text:span> <text:span text:style-name="T6">)(Integrated development environment)</text:span></text:p>
      <text:p text:style-name="P4"><text:span text:style-name="T18">Selenium RC </text:span><text:s text:c="2"/>→ Server → Selenium 1 (Remote control)</text:p>
      <text:p text:style-name="P4">Selenium Webdriver <text:s/>→ Selenium 2 ,3,4</text:p>
      <text:p text:style-name="P4">Selenium Grid <text:s/>→ parallel execution (Jenkins)</text:p>
      <text:p text:style-name="Standard"><text:span text:style-name="T21">Selendroid</text:span> <text:s/>and Appium <text:s text:c="2"/>→ automating the mobile application</text:p>
      <text:p text:style-name="Standard"/>
      <text:p text:style-name="Standard"/>
      <text:p text:style-name="Standard">Suite → Project → Test </text:p>
      <text:p text:style-name="P4"/>
      <text:p text:style-name="P4"/>
      <text:p text:style-name="P2">Selenium IDE Disadvantages:</text:p>
      <text:list xml:id="list6108964661960826431" text:style-name="L4">
        <text:list-item>
          <text:p text:style-name="P38">It doesn’t support iteration statements</text:p>
        </text:list-item>
        <text:list-item>
          <text:p text:style-name="P38">No support for conditional statements</text:p>
        </text:list-item>
        <text:list-item>
          <text:p text:style-name="P38">It doesn’t support error handling</text:p>
        </text:list-item>
        <text:list-item>
          <text:p text:style-name="P38">It does not support Database testing</text:p>
        </text:list-item>
        <text:list-item>
          <text:p text:style-name="P38">Maintaining large no of tests is difficult</text:p>
        </text:list-item>
        <text:list-item>
          <text:p text:style-name="P38">Cant build a robust framework using selenium ide</text:p>
        </text:list-item>
      </text:list>
      <text:p text:style-name="P4"/>
      <text:p text:style-name="P2">Selenium RC Disadvantages :</text:p>
      <text:list xml:id="list31312048" text:continue-numbering="true" text:style-name="L4">
        <text:list-item>
          <text:p text:style-name="P38">API's are less object-oriented.</text:p>
        </text:list-item>
        <text:list-item>
          <text:p text:style-name="P38">No support for Headless HTMLUnit browsers (Invisible browser)</text:p>
        </text:list-item>
      </text:list>
      <text:list xml:id="list391956099218972344" text:style-name="L5">
        <text:list-item>
          <text:p text:style-name="P39">Selenium uses a Javascript program called the Selenium core, which directly controls the browsers. Hence there is no direct interaction with the browser, which makes it a bit slow.</text:p>
        </text:list-item>
        <text:list-item>
          <text:p text:style-name="P39">Before executing any script, the server has to be restarted.</text:p>
        </text:list-item>
        <text:list-item>
          <text:p text:style-name="P39">Movement of the mouse cursor is not supported.</text:p>
        </text:list-item>
        <text:list-item>
          <text:p text:style-name="P39">It requires a real browser as it does not support headless HTMLUnit Browser.</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SFMono-Medium" svg:font-family="SFMono-Medium, 'SF Mono', 'Segoe UI Mono', 'Roboto Mono', 'Ubuntu Mono', Menlo, Courier, monospace"/>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onsolas" svg:font-family="Consolas" style:font-family-generic="swiss" style:font-pitch="fixed"/>
    <style:font-face style:name="Menlo" svg:font-family="Menlo"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jay </meta:initial-creator>
    <meta:creation-date>2022-04-20T06:26:46.91</meta:creation-date>
    <dc:date>2023-06-12T11:07:54.42</dc:date>
    <meta:editing-duration>P5DT16H35M55S</meta:editing-duration>
    <meta:editing-cycles>168</meta:editing-cycles>
    <meta:generator>OpenOffice/4.1.11$Win32 OpenOffice.org_project/4111m1$Build-9808</meta:generator>
    <meta:document-statistic meta:table-count="2" meta:image-count="0" meta:object-count="0" meta:page-count="17" meta:paragraph-count="543" meta:word-count="2999" meta:character-count="19470"/>
  </office:meta>
</office:document-meta>
</file>